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4" style:family="graphic" style:parent-style-name="objectwithoutfill">
      <style:graphic-properties draw:marker-end="Arrow" draw:marker-end-width="0.3cm" draw:fill="none" draw:fill-color="#aecf00" draw:textarea-vertical-align="middle" draw:shadow="hidden"/>
    </style:style>
    <style:style style:name="gr5" style:family="graphic" style:parent-style-name="objectwithoutfill">
      <style:graphic-properties draw:fill="none" draw:fill-color="#aecf00" draw:textarea-vertical-align="middle" draw:shadow="hidden"/>
    </style:style>
    <style:style style:name="gr6" style:family="graphic" style:parent-style-name="objectwithoutfill">
      <style:graphic-properties svg:stroke-width="0.1cm" svg:stroke-color="#800000" draw:marker-start-width="0.35cm" draw:marker-end="Arrow" draw:marker-end-width="0.45cm" draw:fill="none" draw:fill-color="#aecf00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dash" draw:stroke-dash="Fine_20_Dashed_20__28_var_29_" draw:fill="none" draw:fill-color="#aecf00"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stroke="solid" draw:stroke-dash="Fine_20_Dashed_20__28_var_29_" draw:marker-end="Arrow" draw:marker-end-width="0.3cm" draw:fill="none" draw:fill-color="#aecf00" draw:textarea-vertical-align="middle" draw:shadow="hidden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6cm" svg:height="15.3cm" svg:x="2cm" svg:y="7cm">
          <text:p text:style-name="P1">旅</text:p>
          <text:p text:style-name="P1">行</text:p>
          <text:p text:style-name="P1">小</text:p>
          <text:p text:style-name="P1">时</text:p>
          <text:p text:style-name="P1">光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2.3cm" svg:x="13cm" svg:y="6.5cm">
          <text:p text:style-name="P1">路线记录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10.7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16.404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16.404cm">
          <text:p text:style-name="P1">规划记录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2cm" svg:height="2.3cm" svg:x="13cm" svg:y="20.7cm">
          <text:p text:style-name="P1">结伴而行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10.7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1.1cm" svg:x="13.7cm" svg:y="14.2cm">
          <text:p text:style-name="P1">经验分享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5.8cm" svg:y="17.3cm">
          <text:p text:style-name="P1">憧憬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5cm" svg:x="5.8cm" svg:y="7cm">
          <text:p text:style-name="P1">回忆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6cm" svg:y1="8.8cm" svg:x2="15.6cm" svg:y2="10.8cm">
          <text:p/>
        </draw:line>
        <draw:line draw:style-name="gr4" draw:text-style-name="P1" draw:layer="layout" svg:x1="15.6cm" svg:y1="13cm" svg:x2="15.6cm" svg:y2="14.4cm">
          <text:p/>
        </draw:line>
        <draw:line draw:style-name="gr4" draw:text-style-name="P1" draw:layer="layout" svg:x1="15.6cm" svg:y1="15.3cm" svg:x2="15.6cm" svg:y2="16.5cm">
          <text:p/>
        </draw:line>
        <draw:line draw:style-name="gr4" draw:text-style-name="P1" draw:layer="layout" svg:x1="15.7cm" svg:y1="18.7cm" svg:x2="15.7cm" svg:y2="20.9cm">
          <text:p/>
        </draw:line>
        <draw:line draw:style-name="gr5" draw:text-style-name="P1" draw:layer="layout" svg:x1="4.7cm" svg:y1="9.2cm" svg:x2="5.9cm" svg:y2="9.2cm">
          <text:p/>
        </draw:line>
        <draw:line draw:style-name="gr5" draw:text-style-name="P1" draw:layer="layout" svg:x1="4.7cm" svg:y1="20.1cm" svg:x2="5.8cm" svg:y2="20.1cm">
          <text:p/>
        </draw:line>
        <draw:connector draw:style-name="gr6" draw:text-style-name="P1" draw:layer="layout" svg:x1="18.2cm" svg:y1="21.85cm" svg:x2="17.7cm" svg:y2="14.75cm" draw:start-shape="id1" draw:start-glue-point="1" draw:end-shape="id2" draw:end-glue-point="1" svg:d="m18200 21850h501v-7100h-1001" svg:viewBox="0 0 1002 7101">
          <text:p/>
        </draw:connector>
        <draw:connector draw:style-name="gr6" draw:text-style-name="P1" draw:layer="layout" svg:x1="13.7cm" svg:y1="14.75cm" svg:x2="8.3cm" svg:y2="12cm" draw:start-shape="id2" draw:start-glue-point="3" draw:end-shape="id3" draw:end-glue-point="2" svg:d="m13700 14750h-5400v-2750" svg:viewBox="0 0 5401 2751">
          <text:p/>
        </draw:connector>
        <draw:custom-shape draw:style-name="gr7" draw:text-style-name="P1" draw:layer="layout" svg:width="14.2cm" svg:height="7.3cm" svg:x="5.3cm" svg:y="15.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8cm" svg:y1="7.7cm" svg:x2="13.2cm" svg:y2="7.7cm">
          <text:p/>
        </draw:line>
        <draw:line draw:style-name="gr8" draw:text-style-name="P1" draw:layer="layout" svg:x1="13cm" svg:y1="11.6cm" svg:x2="10.8cm" svg:y2="11.6cm">
          <text:p/>
        </draw:line>
        <draw:line draw:style-name="gr8" draw:text-style-name="P1" draw:layer="layout" svg:x1="10.7cm" svg:y1="17.9cm" svg:x2="13.3cm" svg:y2="17.9cm">
          <text:p/>
        </draw:line>
        <draw:line draw:style-name="gr8" draw:text-style-name="P1" draw:layer="layout" svg:x1="10.8cm" svg:y1="21.5cm" svg:x2="13.2cm" svg:y2="21.5cm">
          <text:p/>
        </draw:line>
        <draw:custom-shape draw:style-name="gr9" draw:text-style-name="P1" draw:layer="layout" svg:width="17cm" svg:height="2.9cm" svg:x="1.8cm" svg:y="1.4cm">
          <text:p text:style-name="P1">功能导图------Deepin团队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XHei Ubuntu'" style:font-family-generic-asian="system" style:font-pitch-asian="variable" style:font-size-asian="24pt" style:language-asian="zh" style:country-asian="CN" style:font-family-complex="'XHei Ubuntu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XHei Ubuntu'" style:font-family-generic="roman" style:font-pitch="variable" fo:font-size="18pt" fo:font-style="normal" fo:text-shadow="none" style:text-underline-style="none" fo:font-weight="normal" style:letter-kerning="true" style:font-family-asian="'XHei Ubuntu'" style:font-family-generic-asian="system" style:font-pitch-asian="variable" style:font-size-asian="18pt" style:font-style-asian="normal" style:font-weight-asian="normal" style:font-family-complex="'XHei Ubuntu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XHei Ubuntu'" style:font-family-generic="roman" style:font-pitch="variable" fo:font-size="18pt" style:letter-kerning="true" style:font-family-asian="'XHei Ubuntu'" style:font-family-generic-asian="system" style:font-pitch-asian="variable" style:font-size-asian="18pt" style:font-family-complex="'XHei Ubuntu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cl </meta:initial-creator>
    <meta:creation-date>2013-07-18T13:39:50</meta:creation-date>
    <dc:date>2013-07-18T14:07:43</dc:date>
    <dc:creator>ycl </dc:creator>
    <meta:editing-duration>PT11M33S</meta:editing-duration>
    <meta:editing-cycles>3</meta:editing-cycles>
    <meta:generator>LibreOffice/4.0.2.2$Linux_X86_64 LibreOffice_project/400m0$Build-2</meta:generator>
    <meta:document-statistic meta:object-count="24"/>
  </office:meta>
</office:document-meta>
</file>